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0D800000104419D83975454BF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3.31cm"/>
    </style:style>
    <style:style style:name="gr3" style:family="graphic" style:parent-style-name="objectwithoutfill">
      <style:graphic-properties draw:stroke="dash" draw:stroke-dash="Fine_20_Dashed" svg:stroke-width="0.028cm" draw:marker-start-width="0.242cm" draw:marker-end="" draw:marker-end-width="0.242cm" draw:fill="none" draw:textarea-vertical-align="middle" fo:padding-top="0.039cm" fo:padding-bottom="0.039cm" fo:padding-left="0.164cm" fo:padding-right="0.1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in-height="1.12cm" fo:min-width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49cm" fo:min-width="0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/>
    </style:style>
    <style:style style:name="gr10" style:family="graphic" style:parent-style-name="standard">
      <style:graphic-properties svg:stroke-color="#111111" draw:fill-color="#111111" draw:textarea-horizontal-align="justify" draw:textarea-vertical-align="middle" draw:auto-grow-height="false" fo:min-height="2.29cm" fo:min-width="0cm"/>
    </style:style>
    <style:style style:name="gr11" style:family="graphic" style:parent-style-name="standard">
      <style:graphic-properties svg:stroke-color="#111111" draw:textarea-vertical-align="middle"/>
    </style:style>
    <style:style style:name="gr12" style:family="graphic" style:parent-style-name="standard">
      <style:graphic-properties svg:stroke-color="#111111"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cm" fo:min-width="0cm"/>
    </style:style>
    <style:style style:name="gr16" style:family="graphic" style:parent-style-name="standard">
      <style:graphic-properties draw:fill-color="#00a65d" draw:textarea-horizontal-align="justify" draw:textarea-vertical-align="middle" draw:auto-grow-height="false" fo:min-height="2.036cm" fo:min-width="22.106cm"/>
    </style:style>
    <style:style style:name="gr17" style:family="graphic" style:parent-style-name="standard">
      <style:graphic-properties draw:fill-color="#00aaad" draw:textarea-horizontal-align="justify" draw:textarea-vertical-align="middle" draw:auto-grow-height="false" fo:min-height="1.782cm" fo:min-width="22.106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9" style:family="graphic" style:parent-style-name="standard">
      <style:graphic-properties svg:stroke-color="#ed1c24" draw:fill-color="#ce181e" draw:textarea-horizontal-align="justify" draw:textarea-vertical-align="middle" draw:auto-grow-height="false" fo:min-height="1.528cm" fo:min-width="4.8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41cm"/>
    </style:style>
    <style:style style:name="gr22" style:family="graphic" style:parent-style-name="standard">
      <style:graphic-properties svg:stroke-color="#ce181e" draw:fill-color="#ce181e" draw:textarea-vertical-align="middle" draw:auto-grow-height="false" fo:min-height="2.265cm" fo:min-width="1.799cm"/>
    </style:style>
    <style:style style:name="gr23" style:family="graphic" style:parent-style-name="standard">
      <style:graphic-properties svg:stroke-color="#5e8ac7" draw:fill-color="#5e8ac7" draw:textarea-vertical-align="middle" draw:auto-grow-height="false" fo:min-height="2.265cm" fo:min-width="1.7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25" style:family="graphic" style:parent-style-name="standard">
      <style:graphic-properties svg:stroke-width="0.053cm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610506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</style:style>
    <style:style style:name="gr28" style:family="graphic" style:parent-style-name="standard">
      <style:graphic-properties svg:stroke-color="#5e8ac7" draw:fill-color="#5e8ac7" draw:textarea-vertical-align="middle" draw:auto-grow-height="false" fo:min-height="2.264cm" fo:min-width="1.79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2.036cm" fo:min-width="5.088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Alizarin0-title">
      <style:graphic-properties draw:textarea-vertical-align="middle" fo:min-height="2.25cm"/>
    </style:style>
    <style:style style:name="pr2" style:family="presentation" style:parent-style-name="Alizarin0-subtitle">
      <style:graphic-properties draw:fill-color="#ffffff" draw:textarea-vertical-align="bottom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1.678cm"/>
    </style:style>
    <style:style style:name="pr5" style:family="presentation" style:parent-style-name="Alizarin-outline1">
      <style:graphic-properties fo:min-height="5.1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title">
      <style:graphic-properties draw:textarea-vertical-align="middle" fo:min-height="1.833cm"/>
    </style:style>
    <style:style style:name="pr8" style:family="presentation" style:parent-style-name="Alizarin0-subtitle">
      <style:graphic-properties draw:fill-color="#ffffff" fo:min-height="10.583cm"/>
    </style:style>
    <style:style style:name="pr9" style:family="presentation" style:parent-style-name="Alizarin-title">
      <style:graphic-properties fo:min-height="1.625cm"/>
    </style:style>
    <style:style style:name="pr10" style:family="presentation" style:parent-style-name="Alizarin-outline1">
      <style:graphic-properties fo:min-height="9.5cm"/>
    </style:style>
    <style:style style:name="pr11" style:family="presentation" style:parent-style-name="Alizarin0-outline1">
      <style:graphic-properties fo:min-height="10.583cm"/>
    </style:style>
    <style:style style:name="pr12" style:family="presentation" style:parent-style-name="Alizarin-title">
      <style:graphic-properties fo:min-height="1.833cm"/>
    </style:style>
    <style:style style:name="pr13" style:family="presentation" style:parent-style-name="Alizarin-notes">
      <style:graphic-properties draw:fill-color="#ffffff" fo:min-height="13.364cm"/>
    </style:style>
    <style:style style:name="pr14" style:family="presentation" style:parent-style-name="Alizarin-outline1">
      <style:graphic-properties fo:min-height="10.583cm"/>
    </style:style>
    <style:style style:name="co1" style:family="table-column">
      <style:table-column-properties style:column-width="8.5cm" style:use-optimal-column-width="false"/>
    </style:style>
    <style:style style:name="ro1" style:family="table-row">
      <style:table-row-properties style:row-height="2.918cm"/>
    </style:style>
    <style:style style:name="ro2" style:family="table-row">
      <style:table-row-properties style:row-height="2.924cm"/>
    </style:style>
    <style:style style:name="ce1" style:family="table-cell">
      <loext:graphic-properties draw:fill-color="#ffffff" draw:textarea-vertical-align="middle"/>
      <style:paragraph-properties fo:margin-top="0cm" fo:margin-bottom="0cm" fo:border-left="0.03pt solid #ffffff" fo:border-right="none" fo:border-top="0.03pt solid #ffffff" fo:border-bottom="none"/>
      <style:text-properties style:font-name="Open Sans Light" fo:font-size="18pt" fo:background-color="transparent" style:font-size-asian="18pt" style:font-size-complex="18pt"/>
    </style:style>
    <style:style style:name="ce2" style:family="table-cell">
      <loext:graphic-properties draw:fill-color="#7da7d8" draw:textarea-vertical-align="middle"/>
      <style:paragraph-properties fo:margin-top="0cm" fo:margin-bottom="0cm" fo:text-align="center" fo:border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ce3" style:family="table-cell">
      <loext:graphic-properties draw:fill-color="#7da7d8" draw:textarea-vertical-align="middle"/>
      <style:paragraph-properties fo:margin-top="0cm" fo:margin-bottom="0cm" fo:border="0.03pt solid #000000"/>
      <style:text-properties style:font-name="Open Sans Light" fo:font-size="18pt" fo:background-color="transparent" style:font-size-asian="18pt" style:font-size-complex="18pt"/>
    </style:style>
    <style:style style:name="ce4" style:family="table-cell">
      <loext:graphic-properties draw:fill-color="#ffffff" draw:textarea-vertical-align="middle"/>
      <style:paragraph-properties fo:margin-top="0cm" fo:margin-bottom="0cm" fo:text-align="start" fo:border-left="none" fo:border-right="0.03pt solid #000000" fo:border-top="0.03pt solid #000000" fo:border-bottom="0.03pt solid #000000"/>
      <style:text-properties style:font-name="Open Sans Light" fo:font-size="18pt" fo:background-color="transparent" style:font-size-asian="18pt" style:font-size-complex="18pt"/>
    </style:style>
    <style:style style:name="ce5" style:family="table-cell">
      <loext:graphic-properties draw:fill-color="#ffffff" draw:textarea-vertical-align="middle"/>
      <style:paragraph-properties fo:margin-top="0cm" fo:margin-bottom="0cm" fo:text-align="center" fo:border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ce6" style:family="table-cell">
      <loext:graphic-properties draw:fill-color="#ffffff" draw:textarea-vertical-align="middle"/>
      <style:paragraph-properties fo:margin-top="0cm" fo:margin-bottom="0cm" fo:text-align="center" fo:border-left="none" fo:border-right="0.03pt solid #000000" fo:border-top="0.03pt solid #000000" fo:border-bottom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ce7" style:family="table-cell">
      <loext:graphic-properties draw:fill-color="#ffffff" draw:textarea-vertical-align="middle"/>
      <style:paragraph-properties fo:margin-top="0cm" fo:margin-bottom="0cm" fo:text-align="start" fo:border="0.03pt solid #000000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P1" style:family="paragraph">
      <style:text-properties fo:font-size="32pt"/>
    </style:style>
    <style:style style:name="P2" style:family="paragraph">
      <style:paragraph-properties fo:margin-top="0cm" fo:margin-bottom="0.051cm" fo:text-align="start">
        <style:tab-stops/>
      </style:paragraph-properties>
    </style:style>
    <style:style style:name="P3" style:family="paragraph">
      <loext:graphic-properties draw:fill-color="#ffffff"/>
      <style:paragraph-properties fo:margin-top="0cm" fo:margin-bottom="0.051cm" fo:text-align="start">
        <style:tab-stops/>
      </style:paragraph-properties>
      <style:text-properties fo:font-size="17.7000007629395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1cm" fo:margin-bottom="0cm" fo:text-align="start" fo:text-indent="0cm" style:text-autospace="ideograph-alpha" style:punctuation-wrap="hanging">
        <style:tab-stops/>
      </style:paragraph-properties>
    </style:style>
    <style:style style:name="P6" style:family="paragraph">
      <style:paragraph-properties fo:margin-top="0.356cm" fo:margin-bottom="0cm" fo:text-align="start">
        <style:tab-stops/>
      </style:paragraph-properties>
    </style:style>
    <style:style style:name="P7" style:family="paragraph">
      <style:paragraph-properties fo:margin-top="0.356cm" fo:margin-bottom="0cm"/>
    </style:style>
    <style:style style:name="P8" style:family="paragraph">
      <style:text-properties style:font-name="Open Sans Light" fo:font-size="24pt" style:font-size-asian="24pt" style:font-size-complex="24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61cm" fo:margin-bottom="0cm"/>
    </style:style>
    <style:style style:name="P11" style:family="paragraph">
      <style:text-properties fo:font-size="24pt" style:font-size-asian="22pt" style:font-size-complex="22pt"/>
    </style:style>
    <style:style style:name="P12" style:family="paragraph">
      <style:paragraph-properties fo:margin-top="0cm" fo:margin-bottom="0cm" fo:text-align="center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P13" style:family="paragraph">
      <style:paragraph-properties fo:margin-top="0cm" fo:margin-bottom="0cm"/>
      <style:text-properties style:font-name="Open Sans Light" fo:font-size="18pt" fo:background-color="transparent" style:font-size-asian="18pt" style:font-size-complex="18pt"/>
    </style:style>
    <style:style style:name="P14" style:family="paragraph">
      <style:paragraph-properties fo:margin-top="0cm" fo:margin-bottom="0cm" fo:text-align="start"/>
      <style:text-properties style:font-name="Open Sans Light" fo:font-size="18pt" fo:background-color="transparent" style:font-size-asian="18pt" style:font-size-complex="18pt"/>
    </style:style>
    <style:style style:name="P15" style:family="paragraph">
      <style:paragraph-properties fo:margin-top="0cm" fo:margin-bottom="0cm" fo:text-align="start"/>
      <style:text-properties style:font-name="Open Sans Light" fo:font-size="18pt" fo:font-weight="bold" fo:background-color="transparent" style:font-size-asian="18pt" style:font-weight-asian="bold" style:font-size-complex="18pt" style:font-weight-complex="bold"/>
    </style:style>
    <style:style style:name="P16" style:family="paragraph">
      <style:text-properties fo:color="#21409a" style:font-name="Open Sans Light"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color="#ffffff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style:font-name="Open Sans Light" fo:font-size="16pt"/>
    </style:style>
    <style:style style:name="P21" style:family="paragraph">
      <style:paragraph-properties fo:margin-left="0cm" fo:margin-right="0cm" fo:text-indent="0cm" style:text-autospace="ideograph-alpha" style:punctuation-wrap="hanging"/>
    </style:style>
    <style:style style:name="P22" style:family="paragraph">
      <loext:graphic-properties draw:fill="none" draw:fill-color="#ffffff"/>
      <style:paragraph-properties fo:margin-left="0cm" fo:margin-right="0cm" fo:text-indent="0cm" style:text-autospace="ideograph-alpha" style:punctuation-wrap="hanging"/>
      <style:text-properties style:font-name="Open Sans Light" fo:font-size="15pt" style:letter-kerning="true" style:font-size-asian="15pt" style:font-size-complex="15pt"/>
    </style:style>
    <style:style style:name="P23" style:family="paragraph">
      <loext:graphic-properties draw:fill="none" draw:fill-color="#ffffff"/>
      <style:text-properties style:font-name="Open Sans Light" fo:font-size="11pt" style:font-size-asian="15pt" style:font-size-complex="15pt"/>
    </style:style>
    <style:style style:name="P24" style:family="paragraph">
      <loext:graphic-properties draw:fill="none" draw:fill-color="#ffffff"/>
      <style:text-properties style:font-name="Open Sans Light" fo:font-size="12pt" style:font-size-asian="16pt" style:font-size-complex="16pt"/>
    </style:style>
    <style:style style:name="P25" style:family="paragraph">
      <loext:graphic-properties draw:fill-color="#111111"/>
      <style:paragraph-properties fo:text-align="center"/>
    </style:style>
    <style:style style:name="P26" style:family="paragraph">
      <loext:graphic-properties draw:fill-color="#00a65d"/>
      <style:paragraph-properties fo:text-align="center"/>
      <style:text-properties fo:color="#ffffff" fo:font-size="24pt" style:font-size-asian="24pt" style:font-size-complex="24pt"/>
    </style:style>
    <style:style style:name="P27" style:family="paragraph">
      <loext:graphic-properties draw:fill-color="#00aaad"/>
      <style:paragraph-properties fo:text-align="center"/>
      <style:text-properties fo:color="#ffffff" fo:font-size="24pt" style:font-size-asian="24pt" style:font-size-complex="24pt"/>
    </style:style>
    <style:style style:name="P28" style:family="paragraph">
      <style:paragraph-properties fo:text-align="center"/>
      <style:text-properties fo:color="#ffffff"/>
    </style:style>
    <style:style style:name="P29" style:family="paragraph">
      <loext:graphic-properties draw:fill-color="#ce181e"/>
      <style:paragraph-properties fo:text-align="center"/>
      <style:text-properties fo:color="#ffffff"/>
    </style:style>
    <style:style style:name="P30" style:family="paragraph">
      <loext:graphic-properties draw:fill="none" draw:fill-color="#ffffff"/>
      <style:text-properties fo:font-size="14pt" style:font-size-asian="16pt" style:font-size-complex="16pt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33" style:family="paragraph">
      <loext:graphic-properties draw:fill-color="#ce181e"/>
      <style:paragraph-properties fo:text-align="center"/>
    </style:style>
    <style:style style:name="P34" style:family="paragraph">
      <loext:graphic-properties draw:fill-color="#5e8ac7"/>
      <style:paragraph-properties fo:text-align="center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style:paragraph-properties fo:text-align="start"/>
    </style:style>
    <style:style style:name="P37" style:family="paragraph">
      <loext:graphic-properties draw:fill="none" draw:fill-color="#ffffff"/>
      <style:paragraph-properties fo:text-align="star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8" style:family="paragraph">
      <style:paragraph-properties fo:text-align="center"/>
      <style:text-properties fo:font-size="24pt"/>
    </style:style>
    <style:style style:name="P39" style:family="paragraph">
      <style:paragraph-properties fo:text-align="center"/>
      <style:text-properties fo:font-size="18pt"/>
    </style:style>
    <style:style style:name="P40" style:family="paragraph">
      <style:paragraph-properties fo:text-align="center"/>
      <style:text-properties fo:color="#ffffff" fo:font-size="18pt"/>
    </style:style>
    <style:style style:name="P41" style:family="paragraph">
      <loext:graphic-properties draw:fill-color="#ce181e"/>
      <style:paragraph-properties fo:text-align="center"/>
      <style:text-properties fo:color="#ffffff" fo:font-size="18pt"/>
    </style:style>
    <style:style style:name="P42" style:family="paragraph">
      <style:text-properties fo:font-size="14pt"/>
    </style:style>
    <style:style style:name="P43" style:family="paragraph">
      <style:paragraph-properties fo:text-align="end"/>
      <style:text-properties fo:font-size="14pt"/>
    </style:style>
    <style:style style:name="P44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45" style:family="paragraph">
      <style:paragraph-properties fo:text-align="center"/>
      <style:text-properties fo:color="#407927"/>
    </style:style>
    <style:style style:name="P46" style:family="paragraph">
      <loext:graphic-properties draw:fill="none" draw:fill-color="#ffffff"/>
      <style:paragraph-properties fo:text-align="center"/>
      <style:text-properties fo:color="#407927"/>
    </style:style>
    <style:style style:name="P47" style:family="paragraph">
      <style:paragraph-properties fo:text-align="start"/>
      <style:text-properties fo:font-size="18pt"/>
    </style:style>
    <style:style style:name="P48" style:family="paragraph">
      <loext:graphic-properties draw:fill="none" draw:fill-color="#ffffff"/>
      <style:paragraph-properties fo:text-align="start"/>
      <style:text-properties fo:font-size="18pt" fo:font-weight="bold" style:font-weight-asian="bold" style:font-weight-complex="bold"/>
    </style:style>
    <style:style style:name="P49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style:text-properties fo:color="#21409a" style:font-name="Open Sans Light"/>
    </style:style>
    <style:style style:name="P52" style:family="paragraph">
      <style:paragraph-properties fo:margin-left="0cm" fo:margin-right="0cm" fo:margin-top="0.203cm" fo:margin-bottom="0.33cm" fo:text-indent="0cm" style:text-autospace="ideograph-alpha" style:punctuation-wrap="hanging"/>
    </style:style>
    <style:style style:name="P53" style:family="paragraph">
      <style:paragraph-properties fo:margin-left="0cm" fo:margin-right="0cm" fo:margin-top="0cm" fo:margin-bottom="0.329cm" fo:text-indent="0cm" style:text-autospace="ideograph-alpha" style:punctuation-wrap="hanging"/>
    </style:style>
    <style:style style:name="T1" style:family="text">
      <style:text-properties fo:font-size="32pt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21409a" style:font-name="Open Sans Light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111111" style:font-name="Open Sans Light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111111" style:font-name="Open Sans Light" fo:font-size="22pt" fo:font-weight="normal" style:font-size-asian="22pt" style:font-size-complex="22pt"/>
    </style:style>
    <style:style style:name="T6" style:family="text">
      <style:text-properties fo:color="#21409a" style:font-name="Open Sans Light" fo:font-size="22pt" fo:font-weight="normal" style:font-size-asian="22pt" style:font-size-complex="22pt"/>
    </style:style>
    <style:style style:name="T7" style:family="text">
      <style:text-properties fo:color="#21409a" style:font-name="Open Sans Light"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21409a" style:font-name="Open Sans Light" fo:font-size="32pt" style:font-size-asian="32pt" style:font-size-complex="32pt"/>
    </style:style>
    <style:style style:name="T10" style:family="text">
      <style:text-properties fo:color="#21409a" style:font-name="Open Sans Light1" fo:font-size="20pt" fo:font-weight="normal" style:font-size-asian="20pt" style:font-size-complex="20pt"/>
    </style:style>
    <style:style style:name="T11" style:family="text">
      <style:text-properties fo:color="#21409a" style:font-name="Open Sans Light1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111111" style:font-name="Open Sans Light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111111" style:font-name="Open Sans Light1" fo:font-size="20pt" fo:font-weight="normal" style:font-size-asian="20pt" style:font-size-complex="2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21409a" style:font-name="Open Sans Light" fo:font-size="24pt" style:font-size-asian="24pt" style:font-size-complex="24pt"/>
    </style:style>
    <style:style style:name="T17" style:family="text">
      <style:text-properties fo:color="#111111" style:font-name="Open Sans Light" fo:font-size="20pt" style:font-size-asian="20pt" style:font-size-complex="20pt"/>
    </style:style>
    <style:style style:name="T18" style:family="text">
      <style:text-properties fo:color="#111111" style:font-name="Open Sans Light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111111" style:font-name="Open Sans Light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ffffff" fo:font-weight="normal" style:font-weight-asian="normal" style:font-weight-complex="normal"/>
    </style:style>
    <style:style style:name="T21" style:family="text">
      <style:text-properties style:font-name="Open Sans Light" fo:font-size="16pt"/>
    </style:style>
    <style:style style:name="T22" style:family="text">
      <style:text-properties style:font-name="Open Sans Light" fo:font-size="15pt" style:letter-kerning="true" style:font-size-asian="15pt" style:font-size-complex="15pt"/>
    </style:style>
    <style:style style:name="T23" style:family="text">
      <style:text-properties style:font-name="Open Sans Light" fo:font-size="15pt" style:font-size-asian="15pt" style:font-size-complex="15pt"/>
    </style:style>
    <style:style style:name="T24" style:family="text">
      <style:text-properties fo:font-size="12pt" style:font-size-asian="15pt" style:font-size-complex="15pt"/>
    </style:style>
    <style:style style:name="T25" style:family="text">
      <style:text-properties style:font-name="Open Sans Light" fo:font-size="16pt" style:font-size-asian="16pt" style:font-size-complex="16pt"/>
    </style:style>
    <style:style style:name="T26" style:family="text">
      <style:text-properties style:font-name="Open Sans Light" fo:font-size="13pt" style:font-size-asian="16pt" style:font-size-complex="16pt"/>
    </style:style>
    <style:style style:name="T27" style:family="text">
      <style:text-properties style:font-name="Open Sans Light"/>
    </style:style>
    <style:style style:name="T28" style:family="text">
      <style:text-properties style:font-name="Open Sans Light" fo:font-size="13pt" style:font-size-asian="13pt" style:font-size-complex="13pt"/>
    </style:style>
    <style:style style:name="T29" style:family="text">
      <style:text-properties style:font-name="Open Sans Light" fo:font-size="13pt" fo:font-style="normal" style:font-size-asian="13pt" style:font-style-asian="normal" style:font-size-complex="13pt" style:font-style-complex="normal"/>
    </style:style>
    <style:style style:name="T30" style:family="text">
      <style:text-properties style:font-name="Open Sans Light" fo:font-size="14pt" style:font-size-asian="14pt" style:font-size-complex="14pt"/>
    </style:style>
    <style:style style:name="T31" style:family="text">
      <style:text-properties fo:color="#ffffff" fo:font-size="24pt" style:font-size-asian="24pt" style:font-size-complex="24pt"/>
    </style:style>
    <style:style style:name="T32" style:family="text">
      <style:text-properties fo:color="#ffffff"/>
    </style:style>
    <style:style style:name="T33" style:family="text">
      <style:text-properties fo:font-size="14pt" style:font-size-asian="16pt" style:font-size-complex="16pt"/>
    </style:style>
    <style:style style:name="T34" style:family="text">
      <style:text-properties fo:font-size="14pt" fo:font-weight="bold" style:font-size-asian="16pt" style:font-weight-asian="bold" style:font-size-complex="16pt" style:font-weight-complex="bold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21409a" fo:font-weight="bold" style:font-weight-asian="bold" style:font-weight-complex="bold"/>
    </style:style>
    <style:style style:name="T38" style:family="text">
      <style:text-properties style:font-name="Open Sans Light" fo:font-size="13pt" fo:font-weight="bold" style:font-size-asian="13pt" style:font-weight-asian="bold" style:font-size-complex="13pt" style:font-weight-complex="bold"/>
    </style:style>
    <style:style style:name="T3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fo:color="#21409a" style:font-name="Open Sans Light1"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111111" style:font-name="Open Sans Light1" fo:font-size="20pt" fo:font-weight="bold" style:font-size-asian="20pt" style:font-weight-asian="bold" style:font-size-complex="20pt" style:font-weight-complex="bold"/>
    </style:style>
    <style:style style:name="T42" style:family="text">
      <style:text-properties style:font-name="Open Sans Light" fo:font-weight="normal" style:font-size-asian="16pt" style:font-weight-asian="normal" style:font-size-complex="16pt" style:font-weight-complex="normal"/>
    </style:style>
    <style:style style:name="T43" style:family="text">
      <style:text-properties style:font-name="Open Sans Light" fo:font-weight="bold" style:font-size-asian="16pt" style:font-weight-asian="bold" style:font-size-complex="16pt" style:font-weight-complex="bold"/>
    </style:style>
    <style:style style:name="T44" style:family="text">
      <style:text-properties fo:color="#faa61a" style:font-name="Open Sans Light" fo:font-weight="bold" fo:background-color="transparent" style:font-size-asian="16pt" style:font-weight-asian="bold" style:font-size-complex="16pt" style:font-weight-complex="bold"/>
    </style:style>
    <style:style style:name="T45" style:family="text">
      <style:text-properties fo:color="#94070a" style:font-name="Open Sans Light" fo:font-weight="bold" style:font-size-asian="16pt" style:font-weight-asian="bold" style:font-size-complex="16pt" style:font-weight-complex="bold"/>
    </style:style>
    <style:style style:name="T46" style:family="text">
      <style:text-properties style:font-name="Open Sans Light" fo:font-weight="bold" style:font-size-asian="13pt" style:font-weight-asian="bold" style:font-size-complex="13pt" style:font-weight-complex="bold"/>
    </style:style>
    <style:style style:name="T47" style:family="text">
      <style:text-properties fo:color="#111111" fo:font-size="14pt" style:font-size-asian="14pt" style:font-size-complex="14pt"/>
    </style:style>
    <style:style style:name="T48" style:family="text">
      <style:text-properties fo:color="#407927" style:font-name="Open Sans Light" fo:font-weight="bold" style:font-size-asian="16pt" style:font-weight-asian="bold" style:font-size-complex="16pt" style:font-weight-complex="bold"/>
    </style:style>
    <style:style style:name="T49" style:family="text">
      <style:text-properties fo:color="#610506" fo:font-size="13pt" style:font-size-asian="13pt" style:font-size-complex="13pt"/>
    </style:style>
    <style:style style:name="T50" style:family="text">
      <style:text-properties fo:font-size="13pt" style:font-size-asian="13pt" style:font-size-complex="13pt"/>
    </style:style>
    <style:style style:name="T51" style:family="text">
      <style:text-properties fo:color="#407927" fo:font-size="13pt" style:font-size-asian="13pt" style:font-size-complex="13pt"/>
    </style:style>
    <style:style style:name="T52" style:family="text">
      <style:text-properties fo:color="#faa61a" fo:font-size="13pt" fo:background-color="transparent" style:font-size-asian="13pt" style:font-size-complex="13pt"/>
    </style:style>
    <style:style style:name="T53" style:family="text">
      <style:text-properties fo:color="#21409a" style:font-name="Open Sans Light"/>
    </style:style>
    <style:style style:name="T54" style:family="text">
      <style:text-properties fo:color="#111111" style:font-name="Open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999cm" svg:height="2.083cm" svg:x="0.995cm" svg:y="7.702cm" presentation:class="title" presentation:user-transformed="true">
          <draw:text-box>
            <text:p><text:span text:style-name="T1">Authori</text:span><text:span text:style-name="T1">zation </text:span><text:span text:style-name="T1">Code </text:span><text:span text:style-name="T1">Flow </text:span><text:span text:style-name="T1">with </text:span><text:span text:style-name="T1">PKCE</text:span></text:p>
          </draw:text-box>
        </draw:frame>
        <draw:frame presentation:style-name="pr2" draw:text-style-name="P3" draw:layer="layout" svg:width="25.5cm" svg:height="5.833cm" svg:x="1.494cm" svg:y="10.828cm" presentation:class="subtitle" presentation:user-transformed="true">
          <draw:text-box>
            <text:p text:style-name="P2"><text:span text:style-name="T2">Module: </text:span><text:span text:style-name="T2"><text:tab/></text:span><text:span text:style-name="T2"><text:tab/></text:span><text:span text:style-name="T2">Project 2</text:span></text:p>
            <text:p text:style-name="P2"><text:span text:style-name="T2">Author: </text:span><text:span text:style-name="T2"><text:tab/></text:span><text:span text:style-name="T2"><text:tab/></text:span><text:span text:style-name="T2">Fabio Caggiano</text:span></text:p>
            <text:p text:style-name="P2"><text:span text:style-name="T2">Coach: </text:span><text:span text:style-name="T2"><text:tab/></text:span><text:span text:style-name="T2"><text:tab/></text:span><text:span text:style-name="T2">Kai </text:span><text:span text:style-name="T2">Brünnler</text:span></text:p>
            <text:p text:style-name="P2"><text:span text:style-name="T2">Date: </text:span><text:span text:style-name="T2"><text:tab/></text:span><text:span text:style-name="T2"><text:tab/></text:span><text:span text:style-name="T2">8 </text:span><text:span text:style-name="T2">June 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083cm" svg:x="0.995cm" svg:y="0.828cm" presentation:class="title">
          <draw:text-box>
            <text:p>Content</text:p>
          </draw:text-box>
        </draw:frame>
        <draw:frame presentation:style-name="pr5" draw:text-style-name="P8" draw:layer="layout" svg:width="25.5cm" svg:height="10.833cm" svg:x="0.995cm" svg:y="4.578cm" presentation:class="outline" presentation:user-transformed="true">
          <draw:text-box>
            <text:list text:style-name="L1">
              <text:list-item>
                <text:p xml:id="id5" text:id="id5" text:style-name="P5"><text:span text:style-name="T3">Briefing: OAuth 2.0</text:span></text:p>
                <text:list>
                  <text:list-item>
                    <text:list>
                      <text:list-item>
                        <text:p xml:id="id6" text:id="id6" text:style-name="P6"><text:span text:style-name="T4">Roles</text:span></text:p>
                      </text:list-item>
                    </text:list>
                  </text:list-item>
                </text:list>
              </text:list-item>
              <text:list-item>
                <text:p xml:id="id7" text:id="id7" text:style-name="P5"><text:span text:style-name="T3">Authorization Flows and Client Types</text:span></text:p>
                <text:list>
                  <text:list-item>
                    <text:list>
                      <text:list-item>
                        <text:p xml:id="id8" text:id="id8" text:style-name="P7"><text:span text:style-name="T5">Secure Public Clients</text:span></text:p>
                      </text:list-item>
                    </text:list>
                  </text:list-item>
                </text:list>
              </text:list-item>
              <text:list-item>
                <text:p xml:id="id9" text:id="id9" text:style-name="P5"><text:span text:style-name="T3">Authorization Code Flow</text:span></text:p>
                <text:list>
                  <text:list-item>
                    <text:list>
                      <text:list-item>
                        <text:p xml:id="id10" text:id="id10" text:style-name="P7"><text:span text:style-name="T5">Problem: Code Interception Attack</text:span></text:p>
                      </text:list-item>
                      <text:list-item>
                        <text:p xml:id="id11" text:id="id11" text:style-name="P7"><text:span text:style-name="T5">Solution: Authorization Code Flow with PKCE</text:span></text:p>
                      </text:list-item>
                    </text:list>
                  </text:list-item>
                </text:list>
              </text:list-item>
              <text:list-item>
                <text:p xml:id="id12" text:id="id12" text:style-name="P7"><text:span text:style-name="T6">Conclu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7" draw:layer="layout" svg:width="26cm" svg:height="2.083cm" svg:x="0.995cm" svg:y="7.702cm" presentation:class="title">
          <draw:text-box>
            <text:p>Briefing: OAuth 2.0</text:p>
          </draw:text-box>
        </draw:frame>
        <draw:frame presentation:style-name="pr8" draw:text-style-name="P4" draw:layer="layout" svg:width="25.5cm" svg:height="5.833cm" svg:x="1.494cm" svg:y="10.828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083cm" svg:x="0.995cm" svg:y="0.828cm" presentation:class="title">
          <draw:text-box>
            <text:p>Briefing: OAuth 2.0</text:p>
          </draw:text-box>
        </draw:frame>
        <draw:frame presentation:style-name="pr10" draw:text-style-name="P9" draw:layer="layout" svg:width="25.5cm" svg:height="10.833cm" svg:x="0.995cm" svg:y="4.578cm" presentation:class="outline" presentation:user-transformed="true">
          <draw:text-box>
            <text:list text:style-name="L3">
              <text:list-item>
                <text:p><text:span text:style-name="T7">OAuth 2.0:</text:span></text:p>
              </text:list-item>
            </text:list>
            <text:list text:style-name="L1">
              <text:list-item>
                <text:list>
                  <text:list-item>
                    <text:p xml:id="id13" text:id="id13"><text:span text:style-name="T8">stands for Open Authorization 2.0</text:span></text:p>
                  </text:list-item>
                  <text:list-item>
                    <text:p xml:id="id14" text:id="id14"><text:span text:style-name="T8">is a protocol which provides a standardized and secure API authorization for desktop, web and mobile apps</text:span></text:p>
                  </text:list-item>
                  <text:list-item>
                    <text:p xml:id="id15" text:id="id15"><text:span text:style-name="T8">is used by third-party apps who wish to get authorized access on behalf of the user to another service hosting the users data</text:span></text:p>
                  </text:list-item>
                  <text:list-item>
                    <text:p xml:id="id16" text:id="id16"><text:span text:style-name="T8">makes it possible for the user to allow access without having to hand out his username and password to the third-party app</text:span></text:p>
                  </text:list-item>
                  <text:list-item>
                    <text:p xml:id="id17" text:id="id17"><text:span text:style-name="T8">uses cryptographically secured access tokens</text:span></text:p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 presentation:use-date-time-name="dtd1">
        <office:forms form:automatic-focus="false" form:apply-design-mode="false"/>
        <draw:frame presentation:style-name="pr9" draw:layer="layout" svg:width="26cm" svg:height="2.083cm" svg:x="0.995cm" svg:y="0.828cm" presentation:class="title">
          <draw:text-box>
            <text:p>Roles</text:p>
          </draw:text-box>
        </draw:frame>
        <draw:frame presentation:style-name="pr10" draw:text-style-name="P11" draw:layer="layout" svg:width="25.5cm" svg:height="10.833cm" svg:x="0.995cm" svg:y="4.578cm" presentation:class="outline" presentation:user-transformed="true">
          <draw:text-box>
            <text:list text:style-name="L3">
              <text:list-item>
                <text:p><text:span text:style-name="T9">Following roles exist in OAuth 2.0:</text:span></text:p>
              </text:list-item>
            </text:list>
            <text:list text:style-name="L1">
              <text:list-item>
                <text:list>
                  <text:list-item>
                    <text:p xml:id="id18" text:id="id18" text:style-name="P10"><text:span text:style-name="T10">R</text:span><text:span text:style-name="T11">esource </text:span><text:span text:style-name="T10">O</text:span><text:span text:style-name="T11">wner</text:span></text:p>
                    <text:list>
                      <text:list-item>
                        <text:p xml:id="id19" text:id="id19"><text:span text:style-name="T12">is an entity (user) who can grant access to a third-party. </text:span></text:p>
                      </text:list-item>
                    </text:list>
                  </text:list-item>
                  <text:list-item>
                    <text:p xml:id="id20" text:id="id20" text:style-name="P10"><text:span text:style-name="T10">Resource Server</text:span></text:p>
                    <text:list>
                      <text:list-item>
                        <text:p xml:id="id21" text:id="id21"><text:span text:style-name="T13">Is the service which hosts the resource owner’s protected data and can grant access based on access tokens</text:span></text:p>
                      </text:list-item>
                    </text:list>
                  </text:list-item>
                  <text:list-item>
                    <text:p xml:id="id22" text:id="id22" text:style-name="P10"><text:span text:style-name="T10">Client</text:span></text:p>
                    <text:list>
                      <text:list-item>
                        <text:p xml:id="id23" text:id="id23"><text:span text:style-name="T13">Represents</text:span><text:span text:style-name="T12"> </text:span><text:span text:style-name="T13">the</text:span><text:span text:style-name="T12"> </text:span><text:span text:style-name="T13">third-party</text:span><text:span text:style-name="T12"> </text:span><text:span text:style-name="T13">app</text:span><text:span text:style-name="T12"> </text:span><text:span text:style-name="T13">(relying party) which wants to get access on behalf of the resource owners data</text:span></text:p>
                      </text:list-item>
                    </text:list>
                  </text:list-item>
                  <text:list-item>
                    <text:p xml:id="id24" text:id="id24" text:style-name="P10"><text:span text:style-name="T10">User-Agent</text:span></text:p>
                    <text:list>
                      <text:list-item>
                        <text:p xml:id="id25" text:id="id25"><text:span text:style-name="T13">Is the application that runs the client application like a browser or cURL</text:span></text:p>
                      </text:list-item>
                    </text:list>
                  </text:list-item>
                  <text:list-item>
                    <text:p xml:id="id26" text:id="id26" text:style-name="P10"><text:span text:style-name="T10">Authorization Server</text:span></text:p>
                    <text:list>
                      <text:list-item>
                        <text:p xml:id="id27" text:id="id27"><text:span text:style-name="T13">Authenticates the resource owner and issues access tokens for the predefined scopes of the resource owner</text:span></text:p>
                      </text:list-item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7" draw:layer="layout" svg:width="26cm" svg:height="2.083cm" svg:x="0.995cm" svg:y="7.702cm" presentation:class="title" presentation:user-transformed="true">
          <draw:text-box>
            <text:p>Authorization Flows and Client Types</text:p>
          </draw:text-box>
        </draw:frame>
        <draw:frame presentation:style-name="pr11" draw:layer="layout" svg:width="25.5cm" svg:height="5.833cm" svg:x="1.494cm" svg:y="10.82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Authorization Flows and Client Types</text:p>
          </draw:text-box>
        </draw:frame>
        <draw:frame draw:style-name="standard" draw:layer="layout" svg:width="25.499cm" svg:height="11.677cm" svg:x="0.995cm" svg:y="4.57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2">Public</text:p>
                <text:p text:style-name="P12"><text:span text:style-name="T14">(cannot keep the </text:span><text:span text:style-name="T14"><text:line-break/></text:span><text:span text:style-name="T14">client secret safe)</text:span></text:p>
              </table:table-cell>
              <table:table-cell>
                <text:p text:style-name="P12">Confidential</text:p>
                <text:p text:style-name="P12"><text:span text:style-name="T14">(can keep the </text:span><text:span text:style-name="T14"><text:line-break/></text:span><text:span text:style-name="T14">client secret safe)</text:span></text:p>
              </table:table-cell>
            </table:table-row>
            <table:table-row table:style-name="ro1">
              <table:table-cell table:style-name="ce3">
                <text:p text:style-name="P13"><text:span text:style-name="T15">Native Apps</text:span> </text:p>
                <text:p text:style-name="P13">(Mobile, Desktop, Javascript SPA)</text:p>
              </table:table-cell>
              <table:table-cell table:style-name="ce4">
                <text:list text:style-name="L4">
                  <text:list-item>
                    <text:p text:style-name="P14"><text:span text:style-name="T15">Authorization Code Flow with PKCE</text:span></text:p>
                  </text:list-item>
                  <text:list-item>
                    <text:p text:style-name="P14"><text:span text:style-name="T14">Implicit Flow</text:span></text:p>
                  </text:list-item>
                </text:list>
              </table:table-cell>
              <table:table-cell table:style-name="ce5">
                <text:p text:style-name="P12">-</text:p>
              </table:table-cell>
            </table:table-row>
            <table:table-row table:style-name="ro1">
              <table:table-cell table:style-name="ce3">
                <text:p text:style-name="P13"><text:span text:style-name="T15">Web Apps</text:span> </text:p>
                <text:p text:style-name="P13">(Server-Side)</text:p>
              </table:table-cell>
              <table:table-cell table:style-name="ce6">
                <text:p text:style-name="P12">-</text:p>
              </table:table-cell>
              <table:table-cell table:style-name="ce7">
                <text:list text:continue-numbering="true" text:style-name="L4">
                  <text:list-item>
                    <text:p text:style-name="P15">Authorization Code Flow</text:p>
                  </text:list-item>
                  <text:list-item>
                    <text:p text:style-name="P15">Resource Owner Password Flow</text:p>
                  </text:list-item>
                </text:list>
              </table:table-cell>
            </table:table-row>
            <table:table-row table:style-name="ro2">
              <table:table-cell table:style-name="ce3">
                <text:p text:style-name="P13"><text:span text:style-name="T15">Machine 2 Machine</text:span> (Resource Owner = Client)</text:p>
              </table:table-cell>
              <table:table-cell table:style-name="ce6">
                <text:p text:style-name="P12">-</text:p>
              </table:table-cell>
              <table:table-cell table:style-name="ce7">
                <text:list text:continue-numbering="true" text:style-name="L4">
                  <text:list-item>
                    <text:p text:style-name="P15">Client Credentials Flow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Secure Public Clients</text:p>
          </draw:text-box>
        </draw:frame>
        <draw:frame presentation:style-name="pr14" draw:text-style-name="P16" draw:layer="layout" svg:width="25.5cm" svg:height="10.833cm" svg:x="0.995cm" svg:y="4.578cm" presentation:class="outline">
          <draw:text-box>
            <text:list text:style-name="L3">
              <text:list-item>
                <text:p><text:span text:style-name="T16">The goal is to secure the public client (third-party app):</text:span></text:p>
              </text:list-item>
            </text:list>
            <text:list text:style-name="L1">
              <text:list-item>
                <text:list>
                  <text:list-item>
                    <text:p xml:id="id28" text:id="id28"><text:span text:style-name="T17">the client has to be registered with the authorization server before he’s able to make authorized requests on behalf of the resource owner</text:span></text:p>
                  </text:list-item>
                  <text:list-item>
                    <text:p xml:id="id29" text:id="id29"><text:span text:style-name="T17">instead of a username and password, the client receives a so called </text:span><text:span text:style-name="T18">client id</text:span><text:span text:style-name="T17"> and a </text:span><text:span text:style-name="T18">client secret </text:span><text:span text:style-name="T19">from the authorization server in order to authenticate itself before every authorization request</text:span></text:p>
                  </text:list-item>
                  <text:list-item>
                    <text:p xml:id="id30" text:id="id30"><text:span text:style-name="T17">it is very important that the client secret doesn’t get leaked, otherwise a malicious third-party app can make requests on behalf of the resource owner </text:span></text:p>
                  </text:list-item>
                  <text:list-item>
                    <text:p xml:id="id31" text:id="id31"><text:span text:style-name="T17">public clients like a single-page-application or a mobile app cannot keep a client secret secure, because their binary or code can be decompiled and thus extract the client secret. They need the Authorization Code Flow</text:span></text:p>
                  </text:list-item>
                </text:list>
              </text:list-item>
            </text:list>
            <text:p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7" draw:layer="layout" svg:width="26cm" svg:height="2.083cm" svg:x="0.995cm" svg:y="7.702cm" presentation:class="title" presentation:user-transformed="true">
          <draw:text-box>
            <text:p>Authorization Code Flow</text:p>
          </draw:text-box>
        </draw:frame>
        <draw:frame presentation:style-name="pr11" draw:layer="layout" svg:width="25.5cm" svg:height="5.833cm" svg:x="1.494cm" svg:y="10.828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Authorization Code Flow</text:p>
          </draw:text-box>
        </draw:frame>
        <draw:custom-shape draw:style-name="gr2" draw:text-style-name="P18" xml:id="id1" draw:id="id1" draw:layer="layout" svg:width="3.81cm" svg:height="2.032cm" svg:x="1.016cm" svg:y="4.318cm">
          <text:p text:style-name="P17"><text:span text:style-name="T20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8.382cm" svg:y="4.318cm">
          <text:p text:style-name="P17"><text:span text:style-name="T20">Regular</text:span><text:span text:style-name="T20"><text:line-break/></text:span><text:span text:style-name="T20">Web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15.748cm" svg:y="4.318cm">
          <text:p text:style-name="P17"><text:span text:style-name="T20">Auth</text:span></text:p>
          <text:p text:style-name="P17"><text:span text:style-name="T20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23.114cm" svg:y="4.318cm">
          <text:p text:style-name="P17"><text:span text:style-name="T20">Your</text:span><text:span text:style-name="T20"><text:line-break/></text:span><text:span text:style-name="T20">API</text:span></text:p>
          <draw:enhanced-geometry svg:viewBox="0 0 21600 21600" draw:type="rectangle" draw:enhanced-path="M 0 0 L 21600 0 21600 21600 0 21600 0 0 Z N"/>
        </draw:custom-shape>
        <draw:connector draw:style-name="gr3" draw:text-style-name="P19" draw:layer="layout" draw:type="line" svg:x1="2.921cm" svg:y1="6.35cm" svg:x2="2.873cm" svg:y2="16.697cm" draw:start-shape="id1" draw:start-glue-point="2" svg:d="M2921 6350l-48 10347" svg:viewBox="0 0 49 10348">
          <text:p/>
        </draw:connector>
        <draw:connector draw:style-name="gr3" draw:text-style-name="P19" draw:layer="layout" draw:type="line" svg:x1="10.16cm" svg:y1="6.35cm" svg:x2="10.112cm" svg:y2="16.697cm" svg:d="M10160 6350l-48 10347" svg:viewBox="0 0 49 10348">
          <text:p/>
        </draw:connector>
        <draw:connector draw:style-name="gr3" draw:text-style-name="P19" draw:layer="layout" draw:type="line" svg:x1="17.78cm" svg:y1="6.35cm" svg:x2="17.732cm" svg:y2="16.697cm" svg:d="M17780 6350l-48 10347" svg:viewBox="0 0 49 10348">
          <text:p/>
        </draw:connector>
        <draw:connector draw:style-name="gr3" draw:text-style-name="P19" draw:layer="layout" draw:type="line" svg:x1="25.146cm" svg:y1="6.35cm" svg:x2="25.098cm" svg:y2="16.697cm" svg:d="M25146 6350l-48 10347" svg:viewBox="0 0 49 10348">
          <text:p/>
        </draw:connector>
        <draw:frame draw:style-name="gr4" draw:text-style-name="P20" draw:layer="layout" svg:width="6.302cm" svg:height="1.369cm" svg:x="3.35cm" svg:y="7.112cm">
          <draw:text-box>
            <text:p xml:id="id32" text:id="id32"><text:span text:style-name="T21">1. Click Login Button </text:span></text:p>
          </draw:text-box>
        </draw:frame>
        <draw:line draw:style-name="gr5" draw:text-style-name="P19" xml:id="id37" draw:id="id37" draw:layer="layout" svg:x1="17.78cm" svg:y1="11.176cm" svg:x2="2.969cm" svg:y2="11.176cm">
          <text:p/>
        </draw:line>
        <draw:line draw:style-name="gr5" draw:text-style-name="P19" xml:id="id35" draw:id="id35" draw:layer="layout" svg:x1="10.16cm" svg:y1="9.398cm" svg:x2="17.732cm" svg:y2="9.398cm">
          <text:p/>
        </draw:line>
        <draw:frame draw:style-name="gr6" draw:text-style-name="P22" draw:layer="layout" svg:width="6.858cm" svg:height="1.12cm" svg:x="10.668cm" svg:y="10.147cm">
          <draw:text-box>
            <text:p xml:id="id36" text:id="id36" text:style-name="P21"><text:span text:style-name="T22">3. Redirect to /login page </text:span></text:p>
          </draw:text-box>
        </draw:frame>
        <draw:line draw:style-name="gr5" draw:text-style-name="P19" xml:id="id33" draw:id="id33" draw:layer="layout" svg:x1="2.921cm" svg:y1="8.128cm" svg:x2="10.16cm" svg:y2="8.128cm">
          <text:p/>
        </draw:line>
        <draw:frame draw:style-name="gr7" draw:text-style-name="P23" draw:layer="layout" svg:width="6.302cm" svg:height="1.449cm" svg:x="10.97cm" svg:y="7.865cm">
          <draw:text-box>
            <text:p xml:id="id34" text:id="id34"><text:span text:style-name="T23">2. Authorization </text:span><text:span text:style-name="T23">Code Request </text:span><text:span text:style-name="T23">to /authorize</text:span><text:span text:style-name="T24"> </text:span></text:p>
          </draw:text-box>
        </draw:frame>
        <draw:frame draw:style-name="gr8" draw:text-style-name="P24" draw:layer="layout" svg:width="6.604cm" svg:height="1.783cm" svg:x="3.81cm" svg:y="11.425cm">
          <draw:text-box>
            <text:p xml:id="id38" text:id="id38"><text:span text:style-name="T25">4. </text:span><text:span text:style-name="T25">Authe</text:span><text:span text:style-name="T25">nticate </text:span><text:span text:style-name="T25">and </text:span><text:span text:style-name="T25">Scope </text:span><text:span text:style-name="T25">Conse</text:span><text:span text:style-name="T25">nt</text:span><text:span text:style-name="T26"> </text:span></text:p>
          </draw:text-box>
        </draw:frame>
        <draw:line draw:style-name="gr5" draw:text-style-name="P19" xml:id="id39" draw:id="id39" draw:layer="layout" svg:x1="2.969cm" svg:y1="13.208cm" svg:x2="17.78cm" svg:y2="13.208cm">
          <text:p/>
        </draw:line>
        <draw:frame draw:style-name="gr4" draw:text-style-name="P20" draw:layer="layout" svg:width="6.858cm" svg:height="1.369cm" svg:x="10.668cm" svg:y="13.871cm">
          <draw:text-box>
            <text:p xml:id="id40" text:id="id40"><text:span text:style-name="T21">5. Authorization Code</text:span><text:span text:style-name="T27"> </text:span></text:p>
          </draw:text-box>
        </draw:frame>
        <draw:line draw:style-name="gr5" draw:text-style-name="P19" xml:id="id41" draw:id="id41" draw:layer="layout" svg:x1="17.732cm" svg:y1="14.986cm" svg:x2="10.064cm" svg:y2="14.98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Authorization Code Flow</text:p>
          </draw:text-box>
        </draw:frame>
        <draw:custom-shape draw:style-name="gr2" draw:text-style-name="P18" xml:id="id2" draw:id="id2" draw:layer="layout" svg:width="3.81cm" svg:height="2.032cm" svg:x="1.016cm" svg:y="4.318cm">
          <text:p text:style-name="P17"><text:span text:style-name="T20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8.382cm" svg:y="4.318cm">
          <text:p text:style-name="P17"><text:span text:style-name="T20">Regular</text:span><text:span text:style-name="T20"><text:line-break/></text:span><text:span text:style-name="T20">Web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15.748cm" svg:y="4.318cm">
          <text:p text:style-name="P17"><text:span text:style-name="T20">Auth</text:span></text:p>
          <text:p text:style-name="P17"><text:span text:style-name="T20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18" draw:layer="layout" svg:width="3.81cm" svg:height="2.032cm" svg:x="23.114cm" svg:y="4.318cm">
          <text:p text:style-name="P17"><text:span text:style-name="T20">Your</text:span><text:span text:style-name="T20"><text:line-break/></text:span><text:span text:style-name="T20">API</text:span></text:p>
          <draw:enhanced-geometry svg:viewBox="0 0 21600 21600" draw:type="rectangle" draw:enhanced-path="M 0 0 L 21600 0 21600 21600 0 21600 0 0 Z N"/>
        </draw:custom-shape>
        <draw:connector draw:style-name="gr3" draw:text-style-name="P19" draw:layer="layout" draw:type="line" svg:x1="2.921cm" svg:y1="6.35cm" svg:x2="2.873cm" svg:y2="16.697cm" draw:start-shape="id2" draw:start-glue-point="2" svg:d="M2921 6350l-48 10347" svg:viewBox="0 0 49 10348">
          <text:p/>
        </draw:connector>
        <draw:connector draw:style-name="gr3" draw:text-style-name="P19" draw:layer="layout" draw:type="line" svg:x1="10.16cm" svg:y1="6.35cm" svg:x2="10.112cm" svg:y2="16.697cm" svg:d="M10160 6350l-48 10347" svg:viewBox="0 0 49 10348">
          <text:p/>
        </draw:connector>
        <draw:connector draw:style-name="gr3" draw:text-style-name="P19" draw:layer="layout" draw:type="line" svg:x1="17.78cm" svg:y1="6.35cm" svg:x2="17.732cm" svg:y2="16.697cm" svg:d="M17780 6350l-48 10347" svg:viewBox="0 0 49 10348">
          <text:p/>
        </draw:connector>
        <draw:connector draw:style-name="gr3" draw:text-style-name="P19" draw:layer="layout" draw:type="line" svg:x1="25.146cm" svg:y1="6.35cm" svg:x2="25.098cm" svg:y2="16.697cm" svg:d="M25146 6350l-48 10347" svg:viewBox="0 0 49 10348">
          <text:p/>
        </draw:connector>
        <draw:frame draw:style-name="gr9" draw:text-style-name="P20" draw:layer="layout" svg:width="7.922cm" svg:height="2.041cm" svg:x="10.16cm" svg:y="6.604cm">
          <draw:text-box>
            <text:p xml:id="id42" text:id="id42"><text:span text:style-name="T28">6</text:span><text:span text:style-name="T28">. </text:span><text:span text:style-name="T28">A</text:span><text:span text:style-name="T28">u</text:span><text:span text:style-name="T28">t</text:span><text:span text:style-name="T28">h</text:span><text:span text:style-name="T28">o</text:span><text:span text:style-name="T28">r</text:span><text:span text:style-name="T28">i</text:span><text:span text:style-name="T28">z</text:span><text:span text:style-name="T28">a</text:span><text:span text:style-name="T28">ti</text:span><text:span text:style-name="T28">o</text:span><text:span text:style-name="T28">n </text:span><text:span text:style-name="T28">C</text:span><text:span text:style-name="T28">o</text:span><text:span text:style-name="T28">d</text:span><text:span text:style-name="T28">e </text:span><text:span text:style-name="T28">+ </text:span><text:span text:style-name="T28">C</text:span><text:span text:style-name="T28">li</text:span><text:span text:style-name="T28">e</text:span><text:span text:style-name="T28">n</text:span><text:span text:style-name="T28">t </text:span><text:span text:style-name="T28">I</text:span><text:span text:style-name="T28">D</text:span><text:span text:style-name="T28"> </text:span><text:span text:style-name="T28">+ </text:span><text:span text:style-name="T28">C</text:span><text:span text:style-name="T28">li</text:span><text:span text:style-name="T28">e</text:span><text:span text:style-name="T28">n</text:span><text:span text:style-name="T28">t </text:span><text:span text:style-name="T28">S</text:span><text:span text:style-name="T28">e</text:span><text:span text:style-name="T28">c</text:span><text:span text:style-name="T28">r</text:span><text:span text:style-name="T28">e</text:span><text:span text:style-name="T28">t </text:span><text:span text:style-name="T28">t</text:span><text:span text:style-name="T28">o </text:span><text:span text:style-name="T29">/</text:span><text:span text:style-name="T29">o</text:span><text:span text:style-name="T29">a</text:span><text:span text:style-name="T29">u</text:span><text:span text:style-name="T29">t</text:span><text:span text:style-name="T29">h</text:span><text:span text:style-name="T29">/</text:span><text:span text:style-name="T29">t</text:span><text:span text:style-name="T29">o</text:span><text:span text:style-name="T29">k</text:span><text:span text:style-name="T29">e</text:span><text:span text:style-name="T29">n</text:span><text:span text:style-name="T21"> </text:span></text:p>
          </draw:text-box>
        </draw:frame>
        <draw:line draw:style-name="gr5" draw:text-style-name="P19" xml:id="id47" draw:id="id47" draw:layer="layout" svg:x1="17.732cm" svg:y1="12.7cm" svg:x2="10.16cm" svg:y2="12.7cm">
          <text:p/>
        </draw:line>
        <draw:line draw:style-name="gr5" draw:text-style-name="P19" xml:id="id51" draw:id="id51" draw:layer="layout" svg:x1="25.146cm" svg:y1="16.51cm" svg:x2="10.112cm" svg:y2="16.51cm">
          <text:p/>
        </draw:line>
        <draw:line draw:style-name="gr5" draw:text-style-name="P19" xml:id="id43" draw:id="id43" draw:layer="layout" svg:x1="10.16cm" svg:y1="8.382cm" svg:x2="17.732cm" svg:y2="8.382cm">
          <text:p/>
        </draw:line>
        <draw:line draw:style-name="gr5" draw:text-style-name="P19" xml:id="id49" draw:id="id49" draw:layer="layout" svg:x1="10.16cm" svg:y1="14.732cm" svg:x2="24.971cm" svg:y2="14.732cm">
          <text:p/>
        </draw:line>
        <draw:custom-shape draw:style-name="gr10" draw:text-style-name="P25" xml:id="id3" draw:id="id3" draw:layer="layout" svg:width="0.406cm" svg:height="2.54cm" svg:x="17.577cm" svg:y="8.981cm">
          <text:p/>
          <draw:enhanced-geometry svg:viewBox="0 0 21600 21600" draw:type="rectangle" draw:enhanced-path="M 0 0 L 21600 0 21600 21600 0 21600 0 0 Z N"/>
        </draw:custom-shape>
        <draw:connector draw:style-name="gr11" draw:text-style-name="P17" xml:id="id44" draw:id="id44" draw:layer="layout" draw:line-skew="0.664cm" svg:x1="17.78cm" svg:y1="8.981cm" svg:x2="19.528cm" svg:y2="11.04cm" draw:start-shape="id3" draw:start-glue-point="0" draw:end-shape="id4" draw:end-glue-point="1" svg:d="M17780 8981v163h1748v1896" svg:viewBox="0 0 1749 2060">
          <text:p/>
        </draw:connector>
        <draw:line draw:style-name="gr12" draw:text-style-name="P17" xml:id="id4" draw:id="id4" draw:layer="layout" svg:x1="17.983cm" svg:y1="11.04cm" svg:x2="19.528cm" svg:y2="11.04cm">
          <text:p/>
        </draw:line>
        <draw:frame draw:style-name="gr13" draw:text-style-name="P20" draw:layer="layout" svg:width="5.364cm" svg:height="3.036cm" svg:x="19.734cm" svg:y="9.144cm">
          <draw:text-box>
            <text:p xml:id="id45" text:id="id45"><text:span text:style-name="T28">7</text:span><text:span text:style-name="T28">. </text:span><text:span text:style-name="T28">V</text:span><text:span text:style-name="T28">a</text:span><text:span text:style-name="T28">li</text:span><text:span text:style-name="T28">d</text:span><text:span text:style-name="T28">a</text:span><text:span text:style-name="T28">t</text:span><text:span text:style-name="T28">e </text:span><text:span text:style-name="T28">A</text:span><text:span text:style-name="T28">u</text:span><text:span text:style-name="T28">t</text:span><text:span text:style-name="T28">h</text:span><text:span text:style-name="T28">o</text:span><text:span text:style-name="T28">r</text:span><text:span text:style-name="T28">i</text:span><text:span text:style-name="T28">z</text:span><text:span text:style-name="T28">a</text:span><text:span text:style-name="T28">ti</text:span><text:span text:style-name="T28">o</text:span><text:span text:style-name="T28">n </text:span><text:span text:style-name="T28">C</text:span><text:span text:style-name="T28">o</text:span><text:span text:style-name="T28">d</text:span><text:span text:style-name="T28">e </text:span><text:span text:style-name="T28">+ </text:span><text:span text:style-name="T28">C</text:span><text:span text:style-name="T28">li</text:span><text:span text:style-name="T28">e</text:span><text:span text:style-name="T28">n</text:span><text:span text:style-name="T28">t </text:span><text:span text:style-name="T28">I</text:span><text:span text:style-name="T28">D</text:span><text:span text:style-name="T28"> </text:span><text:span text:style-name="T28">+ </text:span><text:span text:style-name="T28">C</text:span><text:span text:style-name="T28">li</text:span><text:span text:style-name="T28">e</text:span><text:span text:style-name="T28">n</text:span><text:span text:style-name="T28">t </text:span><text:span text:style-name="T28">S</text:span><text:span text:style-name="T28">e</text:span><text:span text:style-name="T28">c</text:span><text:span text:style-name="T28">r</text:span><text:span text:style-name="T28">e</text:span><text:span text:style-name="T28">t</text:span><text:span text:style-name="T30"> </text:span><text:span text:style-name="T21"><text:s/></text:span></text:p>
          </draw:text-box>
        </draw:frame>
        <draw:frame draw:style-name="gr14" draw:text-style-name="P20" draw:layer="layout" svg:width="4.318cm" svg:height="1.017cm" svg:x="11.938cm" svg:y="11.684cm">
          <draw:text-box>
            <text:p xml:id="id46" text:id="id46"><text:span text:style-name="T30">8. Access Token </text:span><text:span text:style-name="T21"><text:s/></text:span></text:p>
          </draw:text-box>
        </draw:frame>
        <draw:frame draw:style-name="gr15" draw:text-style-name="P20" draw:layer="layout" svg:width="5.334cm" svg:height="1.69cm" svg:x="11.43cm" svg:y="13.042cm">
          <draw:text-box>
            <text:p xml:id="id48" text:id="id48"><text:span text:style-name="T30">9. Request user data with Access Token </text:span><text:span text:style-name="T21"><text:s/></text:span></text:p>
          </draw:text-box>
        </draw:frame>
        <draw:frame draw:style-name="gr14" draw:text-style-name="P20" draw:layer="layout" svg:width="4.318cm" svg:height="1.017cm" svg:x="19.304cm" svg:y="15.493cm">
          <draw:text-box>
            <text:p xml:id="id50" text:id="id50"><text:span text:style-name="T30">10. Response </text:span><text:span text:style-name="T21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Problem: Code Interception Attack</text:p>
          </draw:text-box>
        </draw:frame>
        <draw:frame presentation:style-name="pr14" draw:text-style-name="P16" draw:layer="layout" svg:width="25.5cm" svg:height="10.833cm" svg:x="0.995cm" svg:y="4.578cm" presentation:class="outline">
          <draw:text-box>
            <text:list text:style-name="L3">
              <text:list-item>
                <text:p><text:span text:style-name="T16">Some pre-conditions need to hold for this attack to work:</text:span></text:p>
              </text:list-item>
            </text:list>
            <text:list text:style-name="L1">
              <text:list-item>
                <text:list>
                  <text:list-item>
                    <text:p xml:id="id52" text:id="id52"><text:span text:style-name="T17">The attacker manages to register a malicious app on the client device and </text:span><text:span text:style-name="T17">registers the same redirect URI scheme as used by the target app. The operating </text:span><text:span text:style-name="T17">system must allow a custom URI scheme to be registered by multiple apps.</text:span></text:p>
                  </text:list-item>
                  <text:list-item>
                    <text:p xml:id="id53" text:id="id53"><text:span text:style-name="T17">The Authorization Code Flow is used</text:span></text:p>
                  </text:list-item>
                  <text:list-item>
                    <text:p xml:id="id54" text:id="id54"><text:span text:style-name="T17">The attacker must have access to the target client id and client secret (if </text:span><text:span text:style-name="T17">provisioned). Secrets in client binary apps cannot be considered secu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Problem: Code Interception Attack</text:p>
          </draw:text-box>
        </draw:frame>
        <draw:custom-shape draw:style-name="gr16" draw:text-style-name="P26" xml:id="id55" draw:id="id55" draw:layer="layout" svg:width="22.606cm" svg:height="2.286cm" svg:x="2.54cm" svg:y="9.652cm">
          <text:p text:style-name="P17"><text:span text:style-name="T31">Mobile Devic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xml:id="id56" draw:id="id56" draw:layer="layout" svg:width="22.606cm" svg:height="2.032cm" svg:x="2.54cm" svg:y="7.366cm">
          <text:p text:style-name="P17"><text:span text:style-name="T31">OS / Brow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xml:id="id57" draw:id="id57" draw:layer="layout" svg:width="5.334cm" svg:height="1.778cm" svg:x="2.54cm" svg:y="5.334cm">
          <text:p text:style-name="P17"><text:span text:style-name="T32">My 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28" xml:id="id58" draw:id="id58" draw:layer="layout" svg:width="5.334cm" svg:height="1.778cm" svg:x="11.176cm" svg:y="5.334cm">
          <text:p text:style-name="P17"><text:span text:style-name="T32">Anoth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xml:id="id62" draw:id="id62" draw:layer="layout" svg:width="5.334cm" svg:height="1.778cm" svg:x="19.812cm" svg:y="5.334cm">
          <text:p text:style-name="P17"><text:span text:style-name="T32">Hack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0" draw:layer="layout" svg:width="8.89cm" svg:height="1.778cm" svg:x="2.54cm" svg:y="7.62cm">
          <draw:text-box>
            <text:p xml:id="id59" text:id="id59"><text:span text:style-name="T33">&lt;custom URL scheme&gt;</text:span></text:p>
            <text:p xml:id="id60" text:id="id60"><text:span text:style-name="T34">me://myapp.com/callback</text:span></text:p>
          </draw:text-box>
        </draw:frame>
        <draw:frame draw:style-name="gr21" draw:text-style-name="P32" draw:layer="layout" svg:width="8.382cm" svg:height="1.991cm" svg:x="16.764cm" svg:y="7.366cm">
          <draw:text-box>
            <text:p xml:id="id63" text:id="id63" text:style-name="P31"><text:span text:style-name="T35">&lt;custom URL scheme&gt;</text:span></text:p>
            <text:p xml:id="id64" text:id="id64" text:style-name="P31"><text:span text:style-name="T36">me://myapp.com/callback</text:span></text:p>
          </draw:text-box>
        </draw:frame>
        <draw:custom-shape draw:style-name="gr22" draw:text-style-name="P33" xml:id="id65" draw:id="id65" draw:layer="layout" svg:width="2.298cm" svg:height="2.514cm" draw:transform="rotate (-1.5706217938697) translate (27.152cm 6.338cm)">
          <text:p/>
          <draw:enhanced-geometry svg:viewBox="0 0 21600 21600" draw:text-areas="0 0 21600 21600" draw:type="circular-arrow" draw:modifiers="-176.81569289853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34" xml:id="id61" draw:id="id61" draw:layer="layout" svg:width="2.298cm" svg:height="2.514cm" draw:transform="rotate (-1.5706217938697) translate (3.048cm 6.338cm)">
          <text:p/>
          <draw:enhanced-geometry svg:viewBox="0 0 21600 21600" draw:mirror-horizontal="true" draw:text-areas="0 0 21600 21600" draw:type="circular-arrow" draw:modifiers="176.46717800564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35" draw:layer="layout" svg:width="15.448cm" svg:height="1.675cm" svg:x="5.888cm" svg:y="13.964cm">
          <draw:text-box>
            <text:p xml:id="id66" text:id="id66" text:style-name="P17"><text:span text:style-name="T15">me://myapp.com/callback?</text:span><text:span text:style-name="T37">code=g5Ec98…</text:span></text:p>
            <text:p xml:id="id67" text:id="id67" text:style-name="P17"><text:span text:style-name="T38">(Authorization Server sends back code)</text:span></text:p>
          </draw:text-box>
        </draw:frame>
        <draw:polyline draw:style-name="gr25" draw:text-style-name="P17" xml:id="id68" draw:id="id68" draw:layer="layout" svg:width="10.967cm" svg:height="8.121cm" svg:x="7.366cm" svg:y="5.842cm" svg:viewBox="0 0 10968 8122" draw:points="0,0 10968,8122">
          <text:p/>
        </draw:polyline>
        <draw:polyline draw:style-name="gr26" draw:text-style-name="P17" xml:id="id69" draw:id="id69" draw:layer="layout" svg:width="2.412cm" svg:height="7.126cm" svg:x="19.431cm" svg:y="6.837cm" svg:viewBox="0 0 2413 7127" draw:points="2413,0 0,7127">
          <text:p/>
        </draw:polyline>
        <draw:frame draw:style-name="gr27" draw:text-style-name="P37" draw:layer="layout" svg:width="9.952cm" svg:height="1.549cm" svg:x="6.858cm" svg:y="12.415cm">
          <draw:text-box>
            <text:p xml:id="id70" text:id="id70" text:style-name="P36"><text:span text:style-name="T39">OS either sends the code to My App or to the Hacker App (random)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Solution: Authorization Code Flow with PKCE</text:p>
          </draw:text-box>
        </draw:frame>
        <draw:frame presentation:style-name="pr14" draw:text-style-name="P16" draw:layer="layout" svg:width="25.5cm" svg:height="11.678cm" svg:x="0.995cm" svg:y="4.578cm" presentation:class="outline" presentation:user-transformed="true">
          <draw:text-box>
            <text:list text:style-name="L3">
              <text:list-item>
                <text:p><text:span text:style-name="T16">PKCE stands for Proof Key for Code Exchange</text:span></text:p>
              </text:list-item>
            </text:list>
            <text:list text:style-name="L5">
              <text:list-item>
                <text:p xml:id="id71" text:id="id71"><text:span text:style-name="T40"><text:s text:c="2"/></text:span><text:span text:style-name="T12">My App generates a cryptographically-random </text:span><text:span text:style-name="T41">code_verifier</text:span><text:span text:style-name="T12">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2" text:id="id72"><text:span text:style-name="T12">Remember the code_verifier as part of the session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xml:id="id73" text:id="id73"><text:span text:style-name="T12"><text:s/></text:span><text:span text:style-name="T12">Use the </text:span><text:span text:style-name="T41">code_verifier</text:span><text:span text:style-name="T12"> to generate a </text:span><text:span text:style-name="T41">code_challenge</text:span><text:span text:style-name="T12">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4" text:id="id74"><text:span text:style-name="T12">code_challenge = SHA256(code_verifier) <text:s/>// code_challenge_method = S256</text:span></text:p>
                      </text:list-item>
                      <text:list-item>
                        <text:p xml:id="id75" text:id="id75"><text:span text:style-name="T12">code_challenge = code_verifier <text:s/>// PLAIN, not recommende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xml:id="id76" text:id="id76"><text:span text:style-name="T12"><text:s/></text:span><text:span text:style-name="T12">Include the </text:span><text:span text:style-name="T41">code_challenge</text:span><text:span text:style-name="T12"> and </text:span><text:span text:style-name="T41">code_challenge_method</text:span><text:span text:style-name="T12"> in authorization reques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7" text:id="id77"><text:span text:style-name="T12">GET /authorize?client_id=...&amp;scope=...&amp;response_type=code&amp;</text:span><text:span text:style-name="T12"><text:line-break/></text:span><text:span text:style-name="T12">redirect_uri=customURL&amp;code_challenge=base64url(</text:span><text:span text:style-name="T41">code_challenge</text:span><text:span text:style-name="T12">)&amp;</text:span><text:span text:style-name="T12"><text:line-break/></text:span><text:span text:style-name="T12">code_challenge_method=</text:span><text:span text:style-name="T41">S256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xml:id="id78" text:id="id78"><text:span text:style-name="T12"><text:s/></text:span><text:span text:style-name="T12">Include the code_verifier in the code for token exchange reques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xml:id="id79" text:id="id79"><text:span text:style-name="T12">POST /token</text:span><text:span text:style-name="T12"><text:line-break/></text:span><text:span text:style-name="T12">client_id=...&amp;redirect_uri=...&amp;code=</text:span><text:span text:style-name="T41">&lt;code&gt;</text:span><text:span text:style-name="T12">&amp;code_verifier=</text:span><text:span text:style-name="T41">&lt;code_verifier&gt;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3T19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Problem: Code Interception Attack</text:p>
          </draw:text-box>
        </draw:frame>
        <draw:custom-shape draw:style-name="gr16" draw:text-style-name="P26" draw:layer="layout" svg:width="22.606cm" svg:height="2.286cm" svg:x="2.54cm" svg:y="9.652cm">
          <text:p text:style-name="P38"><text:span text:style-name="T31">Mobile Device</text:span></text:p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22.606cm" svg:height="2.032cm" svg:x="2.54cm" svg:y="7.366cm">
          <text:p text:style-name="P38"><text:span text:style-name="T31">OS / Browser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5.334cm" svg:height="1.778cm" svg:x="2.54cm" svg:y="5.334cm">
          <text:p text:style-name="P39"><text:span text:style-name="T32">My App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5.334cm" svg:height="1.778cm" svg:x="11.176cm" svg:y="5.334cm">
          <text:p text:style-name="P39"><text:span text:style-name="T32">Anoth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1" draw:layer="layout" svg:width="5.334cm" svg:height="1.778cm" svg:x="19.812cm" svg:y="5.334cm">
          <text:p text:style-name="P39"><text:span text:style-name="T32">Hacke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0" draw:layer="layout" svg:width="8.89cm" svg:height="1.778cm" svg:x="2.54cm" svg:y="7.62cm">
          <draw:text-box>
            <text:p text:style-name="P42"><text:span text:style-name="T33">&lt;custom URL </text:span><text:span text:style-name="T33">scheme&gt;</text:span></text:p>
            <text:p text:style-name="P42"><text:span text:style-name="T34">me://</text:span><text:span text:style-name="T34">myapp.com/</text:span><text:span text:style-name="T34">callback</text:span></text:p>
          </draw:text-box>
        </draw:frame>
        <draw:frame draw:style-name="gr21" draw:text-style-name="P32" draw:layer="layout" svg:width="8.382cm" svg:height="1.991cm" svg:x="16.764cm" svg:y="7.366cm">
          <draw:text-box>
            <text:p text:style-name="P43"><text:span text:style-name="T35">&lt;custom URL </text:span><text:span text:style-name="T35">scheme&gt;</text:span></text:p>
            <text:p text:style-name="P43"><text:span text:style-name="T36">me://</text:span><text:span text:style-name="T36">myapp.com/</text:span><text:span text:style-name="T36">callback</text:span></text:p>
          </draw:text-box>
        </draw:frame>
        <draw:custom-shape draw:style-name="gr22" draw:text-style-name="P33" draw:layer="layout" svg:width="2.298cm" svg:height="2.514cm" draw:transform="rotate (-1.5706217938697) translate (27.152cm 6.338cm)">
          <text:p/>
          <draw:enhanced-geometry svg:viewBox="0 0 21600 21600" draw:text-areas="0 0 21600 21600" draw:type="circular-arrow" draw:modifiers="-176.81569289853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34" draw:layer="layout" svg:width="2.298cm" svg:height="2.514cm" draw:transform="rotate (-1.5706217938697) translate (3.048cm 6.338cm)">
          <text:p/>
          <draw:enhanced-geometry svg:viewBox="0 0 21600 21600" draw:mirror-horizontal="true" draw:text-areas="0 0 21600 21600" draw:type="circular-arrow" draw:modifiers="176.467178005641 2.43420323287766 8923.6310808908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44" draw:layer="layout" svg:width="15.448cm" svg:height="1.675cm" svg:x="5.888cm" svg:y="13.964cm">
          <draw:text-box>
            <text:p text:style-name="P39"><text:span text:style-name="T15">me://</text:span><text:span text:style-name="T15">myapp.com/</text:span><text:span text:style-name="T15">callback?</text:span><text:span text:style-name="T37">code=g5Ec98</text:span><text:span text:style-name="T37">…</text:span></text:p>
            <text:p text:style-name="P39"><text:span text:style-name="T38">(Authorization Server </text:span><text:span text:style-name="T38">sends back code)</text:span></text:p>
          </draw:text-box>
        </draw:frame>
        <draw:frame draw:style-name="gr29" draw:text-style-name="P44" draw:layer="layout" svg:width="21.082cm" svg:height="1.979cm" svg:x="5.842cm" svg:y="12.499cm">
          <draw:text-box>
            <text:p xml:id="id83" text:id="id83" text:style-name="P39"><text:span text:style-name="T42">GET /authorize?</text:span><text:span text:style-name="T43">code_challenge=&lt;</text:span><text:span text:style-name="T44">XYZ</text:span><text:span text:style-name="T43">&gt;&amp;code_challenge_method=</text:span><text:span text:style-name="T45">S256</text:span></text:p>
            <text:p text:style-name="P39"><text:span text:style-name="T46"/></text:p>
          </draw:text-box>
        </draw:frame>
        <draw:connector draw:style-name="gr5" draw:text-style-name="P19" xml:id="id80" draw:id="id80" draw:layer="layout" draw:line-skew="-2.304cm" svg:x1="2.235cm" svg:y1="9.17cm" svg:x2="1.505cm" svg:y2="13.777cm" svg:d="M2235 9170h-730v4607" svg:viewBox="0 0 731 4608">
          <text:p/>
        </draw:connector>
        <draw:frame draw:style-name="gr30" draw:text-style-name="P46" draw:layer="layout" svg:width="4.604cm" svg:height="2.148cm" svg:x="0.222cm" svg:y="13.744cm">
          <draw:text-box>
            <text:p xml:id="id81" text:id="id81" text:style-name="P45">code_verifier<text:line-break/><text:span text:style-name="T47">(resides in RAM</text:span><text:span text:style-name="T47"><text:line-break/></text:span><text:span text:style-name="T47">of My App)</text:span></text:p>
          </draw:text-box>
        </draw:frame>
        <draw:frame draw:style-name="gr31" draw:text-style-name="P48" draw:layer="layout" svg:width="14.432cm" svg:height="2.843cm" svg:x="5.888cm" svg:y="15.445cm">
          <draw:text-box>
            <text:p xml:id="id86" text:id="id86" text:style-name="P47"><text:span text:style-name="T42">POST /token</text:span><text:span text:style-name="T42"><text:line-break/></text:span><text:span text:style-name="T42">code=g5Ec98&amp;code_verifier=&lt;</text:span><text:span text:style-name="T48">code_verifier</text:span><text:span text:style-name="T42">&gt;&amp;…</text:span></text:p>
            <text:p text:style-name="P39"><text:span text:style-name="T46"/></text:p>
          </draw:text-box>
        </draw:frame>
        <draw:custom-shape draw:style-name="gr32" draw:text-style-name="P49" xml:id="id88" draw:id="id88" draw:layer="layout" svg:width="5.588cm" svg:height="2.286cm" svg:x="21.844cm" svg:y="14.732cm">
          <text:p text:style-name="P17"><text:span text:style-name="T49">sha256</text:span><text:span text:style-name="T50">(</text:span><text:span text:style-name="T51">code_verifier</text:span><text:span text:style-name="T50">)</text:span></text:p>
          <text:p text:style-name="P17"><text:span text:style-name="T50">==</text:span></text:p>
          <text:p text:style-name="P17"><text:span text:style-name="T52">XYZ</text:span><text:span text:style-name="T50">?</text:span></text:p>
          <draw:enhanced-geometry svg:viewBox="0 0 21600 21600" draw:type="rectangle" draw:enhanced-path="M 0 0 L 21600 0 21600 21600 0 21600 0 0 Z N"/>
        </draw:custom-shape>
        <draw:path draw:style-name="gr33" draw:text-style-name="P19" xml:id="id82" draw:id="id82" draw:layer="layout" svg:width="12.818cm" svg:height="1.575cm" svg:x="3.238cm" svg:y="11.973cm" svg:viewBox="0 0 12819 1576" svg:d="M0 1576c712-116 965-1064 1734-958 527 73 973-180 1505-137 471 37 918-42 1414-137 483-93 961 60 1460 0 584-70 1057 63 1597 46 470-16 956 112 1414 0 511-126 995-277 1505-365 469-81 943 60 1415 91l456 91 319 457">
          <text:p/>
        </draw:path>
        <draw:path draw:style-name="gr34" draw:text-style-name="P19" xml:id="id84" draw:id="id84" draw:layer="layout" svg:width="11.175cm" svg:height="7.164cm" svg:x="16.51cm" svg:y="5.334cm" svg:viewBox="0 0 11176 7165" svg:d="M8769 69c469 24 1038-221 1408 91 441 371 919 868 772 1580-121 584 239 1110 227 1718-10 526-218 988-500 1400-316 462-869 756-953 1355-77 548-704 847-1227 723-463-109-941 21-1408 182-485 166-998-158-1500-182-502-23-997-26-1499-44-487-18-1027-225-1454 0-573 302-984-50-1454-136h-454l-454 180-273 136">
          <text:p/>
        </draw:path>
        <draw:path draw:style-name="gr33" draw:text-style-name="P19" xml:id="id85" draw:id="id85" draw:layer="layout" svg:width="6.437cm" svg:height="9.226cm" draw:transform="rotate (-1.15104464169026) translate (13.1591735798645cm 10.6806029309024cm)" svg:viewBox="0 0 6438 9227" svg:d="M0 9166c690 275 964-442 1187-870 237-453 773-626 807-1138 35-520 355-913 470-1389 160-661 983-468 984-1309 1-519 609-758 803-1240 204-507 384-1038 712-1481 318-431 929-649 1007-1249l269-380 199-110">
          <text:p/>
        </draw:path>
        <draw:path draw:style-name="gr33" draw:text-style-name="P19" xml:id="id87" draw:id="id87" draw:layer="layout" svg:width="5.428cm" svg:height="1.19cm" svg:x="16.604cm" svg:y="15.278cm" svg:viewBox="0 0 5429 1191" svg:d="M0 1191c521-576 1403-502 1962-1004 696-625 866 548 1551 137 452-271 969 41 1460-46l456 46">
          <text:p/>
        </draw:path>
        <draw:path draw:style-name="gr33" draw:text-style-name="P19" xml:id="id89" draw:id="id89" draw:layer="layout" svg:width="0.272cm" svg:height="1.185cm" svg:x="25.181cm" svg:y="13.458cm" svg:viewBox="0 0 273 1186" svg:d="M273 0v456l-137 456-136 274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3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 presentation:use-date-time-name="dtd1">
        <office:forms form:automatic-focus="false" form:apply-design-mode="false"/>
        <draw:frame presentation:style-name="pr12" draw:layer="layout" svg:width="26cm" svg:height="2.083cm" svg:x="0.995cm" svg:y="0.828cm" presentation:class="title">
          <draw:text-box>
            <text:p>Conclusion</text:p>
          </draw:text-box>
        </draw:frame>
        <draw:frame presentation:style-name="pr14" draw:text-style-name="P51" draw:layer="layout" svg:width="25.5cm" svg:height="10.833cm" svg:x="0.995cm" svg:y="4.578cm" presentation:class="outline">
          <draw:text-box>
            <text:list text:style-name="L4">
              <text:list-item>
                <text:p xml:id="id90" text:id="id90" text:style-name="P51"><text:span text:style-name="T53">So why PKCE for public clients?</text:span></text:p>
                <text:list>
                  <text:list-item>
                    <text:list>
                      <text:list-item>
                        <text:p xml:id="id91" text:id="id91"><text:span text:style-name="T54">Public clients do not have a client_secret</text:span></text:p>
                      </text:list-item>
                      <text:list-item>
                        <text:p xml:id="id92" text:id="id92"><text:span text:style-name="T54">Any app can impersonate a public client</text:span></text:p>
                      </text:list-item>
                    </text:list>
                  </text:list-item>
                </text:list>
              </text:list-item>
              <text:list-item>
                <text:p xml:id="id93" text:id="id93" text:style-name="P52"><text:span text:style-name="T53">Why for Authorization Code Flow only?</text:span></text:p>
                <text:list>
                  <text:list-item>
                    <text:list>
                      <text:list-item>
                        <text:p xml:id="id94" text:id="id94"><text:span text:style-name="T54">With Implicit Flows clients receive an access_token via custom URL (redirect_uri)</text:span></text:p>
                      </text:list-item>
                      <text:list-item>
                        <text:p xml:id="id95" text:id="id95"><text:span text:style-name="T54">Everything is lost in this case, access_token has already be exposed to the Hacker App</text:span></text:p>
                      </text:list-item>
                    </text:list>
                  </text:list-item>
                </text:list>
              </text:list-item>
              <text:list-item>
                <text:p xml:id="id96" text:id="id96" text:style-name="P53"><text:span text:style-name="T53">When to use PKCE?</text:span></text:p>
                <text:list>
                  <text:list-item>
                    <text:list>
                      <text:list-item>
                        <text:p xml:id="id97" text:id="id97"><text:span text:style-name="T54">Recommendation: With all clients that want to use Authorization Code Flow</text:span></text:p>
                      </text:list-item>
                      <text:list-item>
                        <text:p xml:id="id98" text:id="id98"><text:span text:style-name="T54">PKCE binds the code to the initial client and prevents unauthorized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swiss" style:font-pitch="variable"/>
    <style:font-face style:name="Open Sans Light1" svg:font-family="'Open Sans Light'" style:font-adornments="Light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end="Arrow" draw:marker-end-width="0.406cm" draw:fill="none" draw:fill-gradient-name="Gradient_20_4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29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0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.384cm" fo:margin-bottom="0.274cm" fo:text-indent="0cm"/>
      <style:text-properties style:font-name="Source Sans Pro Light" fo:font-family="'Source Sans Pro Light'" style:font-style-name="細字" style:font-family-generic="swiss" style:font-pitch="variable" fo:font-size="19.3999996185303pt" fo:font-weight="250" style:font-size-asian="18pt" style:font-size-complex="18pt"/>
    </style:style>
    <style:style style:name="Alizarin-outline3" style:family="presentation" style:parent-style-name="Alizarin-outline2">
      <style:paragraph-properties fo:margin-left="0cm" fo:margin-right="0cm" fo:margin-top="0cm" fo:margin-bottom="0.274cm" fo:text-indent="0cm"/>
      <style:text-properties fo:font-size="17.2999992370605pt" style:font-size-asian="16pt" style:font-size-complex="16pt"/>
    </style:style>
    <style:style style:name="Alizarin-outline4" style:family="presentation" style:parent-style-name="Alizarin-outline3">
      <style:paragraph-properties fo:margin-left="0cm" fo:margin-right="0cm" fo:margin-top="0cm" fo:margin-bottom="0.16cm" fo:text-indent="0cm"/>
      <style:text-properties fo:font-size="15.1000003814697pt" style:font-size-asian="14pt" style:font-size-complex="14pt"/>
    </style:style>
    <style:style style:name="Alizarin-outline5" style:family="presentation" style:parent-style-name="Alizarin-outline4">
      <style:paragraph-properties fo:margin-left="0cm" fo:margin-right="0cm" fo:margin-top="0cm" fo:margin-bottom="0.078cm" fo:text-indent="0cm"/>
      <style:text-properties fo:font-size="13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8cm" fo:text-indent="0cm"/>
      <style:text-properties fo:font-size="13.3000001907349pt"/>
    </style:style>
    <style:style style:name="Alizarin-outline7" style:family="presentation" style:parent-style-name="Alizarin-outline6">
      <style:paragraph-properties fo:margin-left="0cm" fo:margin-right="0cm" fo:margin-top="0cm" fo:margin-bottom="0.078cm" fo:text-indent="0cm"/>
      <style:text-properties fo:font-size="13.3000001907349pt"/>
    </style:style>
    <style:style style:name="Alizarin-outline8" style:family="presentation" style:parent-style-name="Alizarin-outline7">
      <style:paragraph-properties fo:margin-left="0cm" fo:margin-right="0cm" fo:margin-top="0cm" fo:margin-bottom="0.076cm" fo:text-indent="0cm"/>
      <style:text-properties fo:font-size="16.5pt"/>
    </style:style>
    <style:style style:name="Alizarin-outline9" style:family="presentation" style:parent-style-name="Alizarin-outline8">
      <style:paragraph-properties fo:margin-left="0cm" fo:margin-right="0cm" fo:margin-top="0cm" fo:margin-bottom="0.076cm" fo:text-indent="0cm"/>
      <style:text-properties fo:font-size="16.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28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1.5pt" fo:font-style="normal" fo:text-shadow="none" style:text-underline-style="none" fo:font-weight="600" style:letter-kerning="true" style:font-size-asian="32pt" style:font-size-complex="32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22cm" fo:text-indent="0cm"/>
      <style:text-properties style:font-name="Source Sans Pro Light" fo:font-family="'Source Sans Pro Light'" style:font-style-name="細字" style:font-family-generic="swiss" style:font-pitch="variable" fo:font-size="18.200000762939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41cm" fo:text-indent="0cm"/>
      <style:text-properties fo:font-size="14.8000001907349pt"/>
    </style:style>
    <style:style style:name="Alizarin0-outline4" style:family="presentation" style:parent-style-name="Alizarin0-outline3">
      <style:paragraph-properties fo:margin-left="0cm" fo:margin-right="0cm" fo:margin-top="0cm" fo:margin-bottom="0.16cm" fo:text-indent="0cm"/>
      <style:text-properties fo:font-size="13.3000001907349pt"/>
    </style:style>
    <style:style style:name="Alizarin0-outline5" style:family="presentation" style:parent-style-name="Alizarin0-outline4">
      <style:paragraph-properties fo:margin-left="0cm" fo:margin-right="0cm" fo:margin-top="0cm" fo:margin-bottom="0.078cm" fo:text-indent="0cm"/>
      <style:text-properties fo:font-size="13.3000001907349pt"/>
    </style:style>
    <style:style style:name="Alizarin0-outline6" style:family="presentation" style:parent-style-name="Alizarin0-outline5">
      <style:paragraph-properties fo:margin-left="0cm" fo:margin-right="0cm" fo:margin-top="0cm" fo:margin-bottom="0.078cm" fo:text-indent="0cm"/>
      <style:text-properties fo:font-size="13.3000001907349pt"/>
    </style:style>
    <style:style style:name="Alizarin0-outline7" style:family="presentation" style:parent-style-name="Alizarin0-outline6">
      <style:paragraph-properties fo:margin-left="0cm" fo:margin-right="0cm" fo:margin-top="0cm" fo:margin-bottom="0.078cm" fo:text-indent="0cm"/>
      <style:text-properties fo:font-size="13.3000001907349pt"/>
    </style:style>
    <style:style style:name="Alizarin0-outline8" style:family="presentation" style:parent-style-name="Alizarin0-outline7">
      <style:paragraph-properties fo:margin-left="0cm" fo:margin-right="0cm" fo:margin-top="0cm" fo:margin-bottom="0.076cm" fo:text-indent="0cm"/>
      <style:text-properties fo:font-size="16.5pt"/>
    </style:style>
    <style:style style:name="Alizarin0-outline9" style:family="presentation" style:parent-style-name="Alizarin0-outline8">
      <style:paragraph-properties fo:margin-left="0cm" fo:margin-right="0cm" fo:margin-top="0cm" fo:margin-bottom="0.076cm" fo:text-indent="0cm"/>
      <style:text-properties fo:font-size="16.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1409a" draw:textarea-vertical-align="middle" draw:auto-grow-height="false" fo:min-height="2.667cm" fo:min-width="26.501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21409a" draw:textarea-vertical-align="middle" draw:auto-grow-height="false" fo:min-height="2.917cm" fo:min-width="27.001cm"/>
    </style:style>
    <style:style style:name="Mpr2" style:family="presentation" style:parent-style-name="Alizarin-backgroundobjects">
      <style:graphic-properties draw:stroke="none" draw:fill-color="#f44336" draw:textarea-vertical-align="middle" draw:auto-grow-height="false" fo:min-height="1.25cm" fo:min-width="1.499cm"/>
    </style:style>
    <style:style style:name="Mpr3" style:family="presentation" style:parent-style-name="Alizarin-outline1">
      <style:graphic-properties fo:min-height="12.18cm"/>
    </style:style>
    <style:style style:name="Mpr4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5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8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auto-grow-height="false" fo:min-height="1.501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409a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text-properties fo:font-size="14pt"/>
    </style:style>
    <style:style style:name="MP10" style:family="paragraph">
      <loext:graphic-properties draw:fill="none" draw:fill-color="#ffffff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end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.001cm" svg:height="2.917cm" svg:x="0.001cm" svg:y="0.41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1.499cm" svg:height="1.25cm" svg:x="0.495cm" svg:y="15.82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083cm" svg:x="0.995cm" svg:y="0.828cm" presentation:class="title" presentation:placeholder="true">
        <draw:text-box/>
      </draw:frame>
      <draw:frame presentation:style-name="Mpr3" draw:layer="backgroundobjects" svg:width="25.5cm" svg:height="10.833cm" svg:x="0.995cm" svg:y="4.57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9.002cm" svg:height="1.25cm" svg:x="2.994cm" svg:y="15.828cm" presentation:class="footer">
        <draw:text-box>
          <text:p text:style-name="MP7"><presentation:footer/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.001cm" svg:height="2.917cm" svg:x="0.001cm" svg:y="7.28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083cm" svg:x="0.995cm" svg:y="7.702cm" presentation:class="title" presentation:placeholder="true">
        <draw:text-box/>
      </draw:frame>
      <draw:frame presentation:style-name="Alizarin0-outline1" draw:layer="backgroundobjects" svg:width="25.5cm" svg:height="5.833cm" svg:x="1.494cm" svg:y="10.828cm" presentation:class="outline" presentation:placeholder="true">
        <draw:text-box/>
      </draw:frame>
      <draw:frame presentation:style-name="Mpr7" draw:text-style-name="MP14" draw:layer="backgroundobjects" svg:width="6.5cm" svg:height="1.25cm" svg:x="20.996cm" svg:y="15.828cm" presentation:class="date-time">
        <draw:text-box>
          <text:p text:style-name="MP13"><presentation:date-time/></text:p>
        </draw:text-box>
      </draw:frame>
      <draw:frame presentation:style-name="Mpr8" draw:text-style-name="MP8" draw:layer="backgroundobjects" svg:width="9.002cm" svg:height="1.25cm" svg:x="2.994cm" svg:y="15.828cm" presentation:class="footer">
        <draw:text-box>
          <text:p text:style-name="MP7"><presentation:footer/></text:p>
        </draw:text-box>
      </draw:frame>
      <draw:frame presentation:style-name="Mpr9" draw:text-style-name="MP16" draw:layer="backgroundobjects" svg:width="1.499cm" svg:height="1.25cm" svg:x="0.495cm" svg:y="15.828cm" presentation:class="page-number">
        <draw:text-box>
          <text:p text:style-name="MP15"><text:page-number>&lt;number&gt;</text:page-number></text:p>
        </draw:text-box>
      </draw:frame>
      <draw:frame draw:style-name="Mgr4" draw:text-style-name="MP8" draw:layer="backgroundobjects" svg:width="1.827cm" svg:height="2.444cm" svg:x="0.759cm" svg:y="0.853cm">
        <draw:image xlink:href="Pictures/10000201000000D800000104419D83975454BF11.png" xlink:type="simple" xlink:show="embed" xlink:actuate="onLoad">
          <text:p/>
        </draw:image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0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1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1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7T12:36:10.074423038</meta:creation-date>
    <meta:editing-duration>PT1H50M56S</meta:editing-duration>
    <meta:editing-cycles>13</meta:editing-cycles>
    <meta:generator>LibreOffice/6.0.7.3$Linux_X86_64 LibreOffice_project/00m0$Build-3</meta:generator>
    <dc:title>Alizarin</dc:title>
    <dc:date>2020-06-08T02:12:56.711892128</dc:date>
    <meta:document-statistic meta:object-count="165"/>
  </office:meta>
</office:document-meta>
</file>